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0f6" officeooo:paragraph-rsid="0009c0f6"/>
    </style:style>
    <style:style style:name="T1" style:family="text">
      <style:text-properties officeooo:rsid="000a5a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Opis aplikacije</text:h>
      <text:p text:style-name="P1"/>
      <text:p text:style-name="P1">Nakon pokretanja aplikaije korisniku se nudi opcija da li želi da ižvrši pregled postojećih podataka u bazi, da ih menja, briše <text:span text:style-name="T1">ili</text:span> dodaje.</text:p>
      <text:p text:style-name="P1"/>
      <text:p text:style-name="P1">U slučaju da korisnik izabere opciju pr<text:span text:style-name="T1">e</text:span>gleda postojećih podataka, <text:span text:style-name="T1">korisnik</text:span> može videti spisak svih zaposlenih, spisak svih prodavnica sa namestajem koji se u njima prodaje <text:span text:style-name="T1">ili</text:span> spisak najlojalnijh kupaca.</text:p>
      <text:p text:style-name="P1"/>
      <text:p text:style-name="P1">U slučaju da korisnik izabere opciju dodavanja može dodati novog radnika, novi komad namestaja, novog kupca ili novu kupovinu za postojeceg kupca. <text:s/><text:span text:style-name="T1">Pri dodavanju nove kupovine od korisnika se traži da napravi i plan dostave za svaki kupljen nameštaj.</text:span></text:p>
      <text:p text:style-name="P1">Slične opcije se prikazuju korisniku <text:span text:style-name="T1">i</text:span> ako reši da briše ili menja podatk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22:04:24.547170949</meta:creation-date>
    <dc:date>2017-12-10T22:18:53.124977327</dc:date>
    <meta:editing-duration>PT14M2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106" meta:character-count="683" meta:non-whitespace-character-count="581"/>
  </office:meta>
</office:document-meta>
</file>